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ura Ortiz - Cloud Solutions Engineer (Data). Especialista en implementaciones de AWS. Experiencia directa con Spark, SQL y Python para limpieza de datos. Orquestación de procesos con Airflow y despliegue escalable en Kubernetes/Docker. Mentalidad de resolución de problem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9:37.928922474</dc:date>
    <meta:editing-duration>PT6M3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8" meta:character-count="276" meta:non-whitespace-character-count="239"/>
  </office:meta>
</office:document-meta>
</file>